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6cb" officeooo:paragraph-rsid="0017f6cb"/>
    </style:style>
    <style:style style:name="P2" style:family="paragraph" style:parent-style-name="Standard">
      <style:text-properties officeooo:paragraph-rsid="0017f6cb"/>
    </style:style>
    <style:style style:name="P3" style:family="paragraph" style:parent-style-name="Standard">
      <style:text-properties officeooo:rsid="001988ac" officeooo:paragraph-rsid="001988ac"/>
    </style:style>
    <style:style style:name="T1" style:family="text">
      <style:text-properties officeooo:rsid="00196a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YCLE 1</text:p>
      <text:p text:style-name="P3">PROGRAM 1:</text:p>
      <text:p text:style-name="P3"/>
      <text:p text:style-name="P1">package price;</text:p>
      <text:p text:style-name="P1">import java.util.Scanner;</text:p>
      <text:p text:style-name="P1"/>
      <text:p text:style-name="P1">public class Price {</text:p>
      <text:p text:style-name="P1"><text:s text:c="4"/>int pcode,price;</text:p>
      <text:p text:style-name="P1"><text:s text:c="4"/>String pname;</text:p>
      <text:p text:style-name="P1"/>
      <text:p text:style-name="P1">Price()</text:p>
      <text:p text:style-name="P1"><text:s text:c="4"/>{</text:p>
      <text:p text:style-name="P1"><text:s text:c="6"/>Scanner s=new Scanner(System.in);</text:p>
      <text:p text:style-name="P1"><text:s text:c="7"/>System.out.println("Enter the product id ");</text:p>
      <text:p text:style-name="P1"><text:s text:c="7"/>pcode=s.nextInt();</text:p>
      <text:p text:style-name="P1"><text:s text:c="7"/>System.out.println("Enter the product name ");</text:p>
      <text:p text:style-name="P1"><text:s text:c="7"/>pname=s.next();</text:p>
      <text:p text:style-name="P1"><text:s text:c="7"/>System.out.println("Enter the product price ");</text:p>
      <text:p text:style-name="P1"><text:s text:c="7"/>price=s.nextInt();</text:p>
      <text:p text:style-name="P1"><text:s text:c="8"/>}</text:p>
      <text:p text:style-name="P1"><text:s text:c="2"/>public void disp()</text:p>
      <text:p text:style-name="P1"><text:s text:c="4"/>{</text:p>
      <text:p text:style-name="P1"><text:s text:c="8"/>System.out.println("Product code <text:s/>: "+pcode);</text:p>
      <text:p text:style-name="P1"><text:s text:c="8"/>System.out.println("Product name <text:s/>: "+pname);</text:p>
      <text:p text:style-name="P1"><text:s text:c="8"/>System.out.println("Product price : "+price); <text:s/></text:p>
      <text:p text:style-name="P1"><text:s/></text:p>
      <text:p text:style-name="P1"><text:s text:c="4"/>}</text:p>
      <text:p text:style-name="P1"><text:s text:c="4"/></text:p>
      <text:p text:style-name="P1"><text:s/>public static void main(String[] args) {</text:p>
      <text:p text:style-name="P1"><text:s text:c="8"/>System.out.println("Product - 1");</text:p>
      <text:p text:style-name="P1"><text:s text:c="8"/>Price p1=new Price();</text:p>
      <text:p text:style-name="P1"><text:s text:c="8"/>System.out.println("Product - 2");</text:p>
      <text:p text:style-name="P1"><text:s text:c="8"/>Price p2=new Price();</text:p>
      <text:p text:style-name="P1"><text:s text:c="8"/>System.out.println("Product - 3");</text:p>
      <text:p text:style-name="P1"><text:s text:c="8"/>Price p3=new Price();</text:p>
      <text:p text:style-name="P1"><text:s text:c="8"/>System.out.println("\n Lowest price Product ");</text:p>
      <text:p text:style-name="P1"><text:s text:c="8"/>if(p1.price&lt;p2.price &amp;&amp; p1.price&lt;p3.price)</text:p>
      <text:p text:style-name="P1"><text:s text:c="12"/>p1.disp();</text:p>
      <text:p text:style-name="P1"><text:s text:c="8"/>else if(p2.price&lt;p1.price &amp;&amp; p2.price&lt;p3.price)</text:p>
      <text:p text:style-name="P1"><text:s text:c="12"/>p2.disp();</text:p>
      <text:p text:style-name="P1"><text:s text:c="8"/>else</text:p>
      <text:p text:style-name="P1"><text:s text:c="12"/>p3.disp();</text:p>
      <text:p text:style-name="P1"><text:s text:c="4"/>}</text:p>
      <text:p text:style-name="P1"><text:s text:c="4"/></text:p>
      <text:p text:style-name="P1">}</text:p>
      <text:p text:style-name="P1"/>
      <text:p text:style-name="P3">OUTPUT</text:p>
      <text:p text:style-name="P3"/>
      <text:p text:style-name="P3">Product - 1</text:p>
      <text:p text:style-name="P3">Enter the product id </text:p>
      <text:p text:style-name="P3">1</text:p>
      <text:p text:style-name="P3">Enter the product name </text:p>
      <text:p text:style-name="P3"><text:soft-page-break/>soap</text:p>
      <text:p text:style-name="P3">Enter the product price </text:p>
      <text:p text:style-name="P3">50</text:p>
      <text:p text:style-name="P3">Product - 2</text:p>
      <text:p text:style-name="P3">Enter the product id </text:p>
      <text:p text:style-name="P3">2</text:p>
      <text:p text:style-name="P3">Enter the product name </text:p>
      <text:p text:style-name="P3">shampoo</text:p>
      <text:p text:style-name="P3">Enter the product price </text:p>
      <text:p text:style-name="P3">80</text:p>
      <text:p text:style-name="P3">Product - 3</text:p>
      <text:p text:style-name="P3">Enter the product id </text:p>
      <text:p text:style-name="P3">3</text:p>
      <text:p text:style-name="P3">Enter the product name </text:p>
      <text:p text:style-name="P3">book</text:p>
      <text:p text:style-name="P3">Enter the product price </text:p>
      <text:p text:style-name="P3">40</text:p>
      <text:p text:style-name="P3"/>
      <text:p text:style-name="P3"><text:s/>Lowest price Product </text:p>
      <text:p text:style-name="P3">Product code <text:s/>: 3</text:p>
      <text:p text:style-name="P3">Product name <text:s/>: book</text:p>
      <text:p text:style-name="P3">Product price : 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19:30.230803032</meta:creation-date>
    <dc:date>2022-04-01T14:45:28.524393655</dc:date>
    <meta:editing-duration>PT15M4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8" meta:word-count="169" meta:character-count="1445" meta:non-whitespace-character-count="1092"/>
  </office:meta>
</office:document-meta>
</file>